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ние и понимание понятий WordPress, необходимых для успешного применения их на практике, включает в себя следующие аспекты:</text:p>
      <text:list xml:id="list6205260277418430473" text:style-name="L1">
        <text:list-item>
          <text:p text:style-name="P2"><text:span text:style-name="Strong_20_Emphasis">Понимание архитектуры и структуры WordPress</text:span>: Разработчик должен понимать, как устроено ядро WordPress, его основные компоненты (посты, страницы, пользователи, роли, настройки и т. д.) и как они взаимодействуют друг с другом.</text:p>
        </text:list-item>
        <text:list-item>
          <text:p text:style-name="P2"><text:span text:style-name="Strong_20_Emphasis">Знание PHP, HTML, CSS и JavaScript</text:span>: Разработчику необходимо иметь навыки программирования на PHP, языке, на котором написано ядро WordPress, а также понимание основ HTML, CSS и JavaScript для создания и настройки тем и плагинов.</text:p>
        </text:list-item>
        <text:list-item>
          <text:p text:style-name="P2"><text:span text:style-name="Strong_20_Emphasis">Умение работать с базой данных</text:span>: Понимание основ работы с базой данных MySQL/MariaDB и использование SQL запросов для получения и обработки данных из базы WordPress.</text:p>
        </text:list-item>
        <text:list-item>
          <text:p text:style-name="P2"><text:span text:style-name="Strong_20_Emphasis">Знание API и хуков WordPress</text:span>: Разработчик должен знать, как использовать API WordPress и различные хуки (hooks) и фильтры (filters) для расширения функциональности WordPress, добавления новых возможностей и изменения поведения существующих функций.</text:p>
        </text:list-item>
        <text:list-item>
          <text:p text:style-name="P2"><text:span text:style-name="Strong_20_Emphasis">Понимание принципов безопасности и оптимизации</text:span>: Важно знать методы защиты WordPress от атак и уязвимостей, а также умение оптимизировать производительность сайта для обеспечения быстрой загрузки страниц и лучшего пользовательского опыта.</text:p>
        </text:list-item>
        <text:list-item>
          <text:p text:style-name="P2"><text:span text:style-name="Strong_20_Emphasis">Умение создавать кастомные решения</text:span>: Разработчик должен уметь создавать кастомные темы и плагины для WordPress, а также разрабатывать кастомные типы контента, метабоксы, таксономии и другие кастомные функции в соответствии с потребностями проекта.</text:p>
        </text:list-item>
        <text:list-item>
          <text:p text:style-name="P2"><text:span text:style-name="Strong_20_Emphasis">Знание инструментов разработки и отладки</text:span>: Разработчик должен быть знаком с различными инструментами разработки, такими как текстовые редакторы, локальные серверы, системы контроля версий (например, Git), а также инструменты для отладки кода.</text:p>
        </text:list-item>
        <text:list-item>
          <text:p text:style-name="P2"><text:span text:style-name="Strong_20_Emphasis">Понимание принципов SEO и аналитики</text:span>: Хорошее понимание методов поисковой оптимизации (SEO) и инструментов аналитики позволит разработчику создавать сайты, которые хорошо индексируются поисковыми системами и имеют хороший трафик.</text:p>
        </text:list-item>
      </text:list>
      <text:p text:style-name="Text_20_body">Знание и понимание этих аспектов позволит разработчику успешно применять их на практике для создания высококачественных и профессиональных веб-сайтов на платформе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21:29:50.11</dc:date>
    <meta:document-statistic meta:table-count="0" meta:image-count="0" meta:object-count="0" meta:page-count="1" meta:paragraph-count="13" meta:word-count="297" meta:character-count="2225"/>
    <dc:creator>Dima Wide</dc:creator>
    <meta:user-defined meta:name="Info 1"/>
    <meta:user-defined meta:name="Info 2"/>
    <meta:user-defined meta:name="Info 3"/>
    <meta:user-defined meta:name="Info 4"/>
  </office:meta>
</office:document-meta>
</file>